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master-page-name="First_20_Page">
      <style:paragraph-properties style:page-number="auto"/>
      <style:text-properties officeooo:paragraph-rsid="001656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 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 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 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text:soft-page-break/>sapien turpis sed ante. Donec nec est elementum, euismod nulla in, mollis nunc. 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 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 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11in" fo:page-height="8.5in" style:num-format="1" style:print-orientation="landscape" fo:margin-top="0.7874in" fo:margin-bottom="0.7874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5:24:24.961353536</meta:creation-date>
    <dc:date>2017-12-14T12:56:02.920574121</dc:date>
    <meta:editing-duration>PT5M28S</meta:editing-duration>
    <meta:editing-cycles>2</meta:editing-cycles>
    <meta:generator>LibreOfficeDev/6.1.0.0.alpha0$Linux_X86_64 LibreOffice_project/4af729f31c64c09c76ea8bcfa5067092571b92de</meta:generator>
    <meta:document-statistic meta:table-count="0" meta:image-count="0" meta:object-count="0" meta:page-count="2" meta:paragraph-count="1" meta:word-count="1165" meta:character-count="8090" meta:non-whitespace-character-count="6925"/>
  </office:meta>
</office:document-meta>
</file>